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-1.556cm" svg:y1="97.273cm" svg:x2="57.68cm" svg:y2="-5.821cm">
          <text:p/>
        </draw:line>
        <draw:line draw:style-name="gr1" draw:text-style-name="P1" draw:layer="layout" svg:x1="-3.268cm" svg:y1="21.789cm" svg:x2="73.048cm" svg:y2="100.657cm">
          <text:p/>
        </draw:line>
        <draw:line draw:style-name="gr1" draw:text-style-name="P1" draw:layer="layout" svg:x1="76.107cm" svg:y1="-2.49cm" svg:x2="90.114cm" svg:y2="104.744cm">
          <text:p/>
        </draw:line>
        <draw:line draw:style-name="gr1" draw:text-style-name="P1" draw:layer="layout" svg:x1="102.526cm" svg:y1="57.547cm" svg:x2="27.548cm" svg:y2="104.744cm">
          <text:p/>
        </draw:line>
        <draw:line draw:style-name="gr2" draw:text-style-name="P1" draw:layer="layout" svg:x1="29.571cm" svg:y1="-1.712cm" svg:x2="104.589cm" svg:y2="30.661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375cm" fo:text-indent="0cm"/>
      <style:text-properties style:use-window-font-color="true" style:text-outline="false" style:text-line-through-style="none" fo:font-family="'Liberation Sans'" style:font-family-generic="roman" style:font-pitch="variable" fo:font-size="152.300003051758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03cm" fo:text-indent="0cm"/>
      <style:text-properties fo:font-size="133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27cm" fo:text-indent="0cm"/>
      <style:text-properties fo:font-size="11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51cm" fo:text-indent="0cm"/>
      <style:text-properties fo:font-size="95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5cm" fo:text-indent="0cm"/>
      <style:text-properties fo:font-size="95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09.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0cm" fo:page-height="10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89.996cm" svg:height="16.695cm" svg:x="4.999cm" svg:y="3.985cm" presentation:class="title" presentation:placeholder="true">
        <draw:text-box/>
      </draw:frame>
      <draw:frame presentation:style-name="Default-outline1" draw:layer="backgroundobjects" svg:width="87.996cm" svg:height="57.999cm" svg:x="4.999cm" svg:y="23.399cm" presentation:class="outline" presentation:placeholder="true">
        <draw:text-box/>
      </draw:frame>
      <draw:frame presentation:style-name="Mpr1" draw:text-style-name="MP1" draw:layer="backgroundobjects" svg:width="23.296cm" svg:height="6.895cm" svg:x="4.999cm" svg:y="91.0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1.696cm" svg:height="6.895cm" svg:x="34.199cm" svg:y="91.0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296cm" svg:height="6.895cm" svg:x="71.699cm" svg:y="91.09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 Sandve</meta:initial-creator>
    <meta:creation-date>2012-10-10T08:32:44</meta:creation-date>
    <meta:editing-duration>PT2H54M20S</meta:editing-duration>
    <meta:editing-cycles>15</meta:editing-cycles>
    <dc:date>2013-03-11T12:09:34</dc:date>
    <dc:creator>Tor Sandve</dc:creator>
    <meta:generator>LibreOffice/3.5$Linux_X86_64 LibreOffice_project/350m1$Build-413</meta:generator>
    <meta:document-statistic meta:object-count="28"/>
  </office:meta>
</office:document-meta>
</file>